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a4d6" officeooo:paragraph-rsid="0010a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 lernende Sprachen und Techniken:</text:p>
      <text:p text:style-name="P1">- Java</text:p>
      <text:p text:style-name="P1">- Kotlin</text:p>
      <text:p text:style-name="P1">- Android SDK</text:p>
      <text:p text:style-name="P1">Entwicklungsstufen der App:</text:p>
      <text:p text:style-name="P1">1. ListView mit Barcode-Scanner und Button, Speicherung auf Gerät</text:p>
      <text:p text:style-name="P1">2. Möglichkeit zur Eingabe von Ablaufdatum und Stückzahl</text:p>
      <text:p text:style-name="P1">3. Einfärbung der Einträge, je nachdem die Lebensmittel ablaufen</text:p>
      <text:p text:style-name="P1">4. Speicherung im BaaS</text:p>
      <text:p text:style-name="P1">5. Push-Benachrichtigung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1T10:25:15.178000000</dc:date>
    <meta:editing-duration>PT8M33S</meta:editing-duration>
    <meta:editing-cycles>1</meta:editing-cycles>
    <meta:document-statistic meta:table-count="0" meta:image-count="0" meta:object-count="0" meta:page-count="1" meta:paragraph-count="10" meta:word-count="47" meta:character-count="322" meta:non-whitespace-character-count="285"/>
    <meta:generator>LibreOffice/7.3.0.3$Windows_X86_64 LibreOffice_project/0f246aa12d0eee4a0f7adcefbf7c878fc2238db3</meta:generator>
  </office:meta>
</office:document-meta>
</file>